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ndale Mono" svg:font-family="'Andale Mono'"/>
    <style:font-face style:name="StarSymbol" svg:font-family="StarSymbol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end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 fo:padding="0.074cm" fo:border-left="none" fo:border-right="none" fo:border-top="none" fo:border-bottom="0.035cm solid #000000" style:join-border="false"/>
      <style:text-properties fo:font-size="16pt" style:font-size-asian="16pt" style:font-size-complex="16pt"/>
    </style:style>
    <style:style style:name="P4" style:family="paragraph" style:parent-style-name="Text_20_body">
      <style:paragraph-properties fo:margin-left="2cm" fo:margin-right="0cm" fo:text-align="justify" style:justify-single-word="false" fo:text-indent="0cm" style:auto-text-indent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6pt" style:font-size-asian="16pt" style:font-size-complex="16pt"/>
    </style:style>
    <style:style style:name="P8" style:family="paragraph" style:parent-style-name="Text_20_body" style:list-style-name="L13">
      <style:text-properties fo:color="#ff0000" fo:font-size="14pt" style:font-size-asian="14pt" style:font-size-complex="14pt"/>
    </style:style>
    <style:style style:name="P9" style:family="paragraph" style:parent-style-name="Text_20_body" style:list-style-name="L14">
      <style:paragraph-properties fo:text-align="justify" style:justify-single-word="false"/>
      <style:text-properties fo:color="#ff0000" fo:font-size="14pt" style:font-size-asian="14pt" style:font-size-complex="14pt"/>
    </style:style>
    <style:style style:name="P10" style:family="paragraph" style:parent-style-name="Text_20_body" style:list-style-name="L14">
      <style:paragraph-properties fo:text-align="justify" style:justify-single-word="false"/>
      <style:text-properties fo:color="#ff0000" fo:font-size="14pt" style:font-size-asian="14pt" style:font-size-complex="14pt"/>
    </style:style>
    <style:style style:name="P11" style:family="paragraph" style:parent-style-name="Text_20_body" style:list-style-name="L12">
      <style:paragraph-properties fo:text-align="justify" style:justify-single-word="false"/>
      <style:text-properties fo:font-size="14pt" style:font-size-asian="14pt" style:font-size-complex="14pt"/>
    </style:style>
    <style:style style:name="P12" style:family="paragraph" style:parent-style-name="Text_20_body" style:list-style-name="L12">
      <style:paragraph-properties fo:text-align="justify" style:justify-single-word="false"/>
      <style:text-properties fo:font-size="14pt" style:font-size-asian="14pt" style:font-size-complex="14pt"/>
    </style:style>
    <style:style style:name="P13" style:family="paragraph" style:parent-style-name="Text_20_body" style:list-style-name="L12">
      <style:paragraph-properties fo:text-align="justify" style:justify-single-word="false"/>
      <style:text-properties fo:font-size="14pt" style:font-size-asian="14pt" style:font-size-complex="14pt"/>
    </style:style>
    <style:style style:name="P14" style:family="paragraph" style:parent-style-name="Text_20_body" style:list-style-name="L13">
      <style:paragraph-properties fo:text-align="justify" style:justify-single-word="false"/>
      <style:text-properties fo:font-size="14pt" style:font-size-asian="14pt" style:font-size-complex="14pt"/>
    </style:style>
    <style:style style:name="P15" style:family="paragraph" style:parent-style-name="Text_20_body" style:list-style-name="L14">
      <style:paragraph-properties fo:text-align="justify" style:justify-single-word="false"/>
      <style:text-properties fo:font-size="14pt" style:font-size-asian="14pt" style:font-size-complex="14pt"/>
    </style:style>
    <style:style style:name="P16" style:family="paragraph" style:parent-style-name="Text_20_body" style:list-style-name="L14">
      <style:paragraph-properties fo:text-align="justify" style:justify-single-word="false"/>
      <style:text-properties fo:font-size="14pt" style:font-size-asian="14pt" style:font-size-complex="14pt"/>
    </style:style>
    <style:style style:name="P17" style:family="paragraph" style:parent-style-name="Text_20_body" style:list-style-name="L14">
      <style:paragraph-properties fo:text-align="justify" style:justify-single-word="false"/>
      <style:text-properties fo:font-size="14pt" style:font-size-asian="14pt" style:font-size-complex="14pt"/>
    </style:style>
    <style:style style:name="P18" style:family="paragraph" style:parent-style-name="Text_20_body" style:list-style-name="L14">
      <style:paragraph-properties fo:text-align="justify" style:justify-single-word="false"/>
      <style:text-properties fo:font-size="14pt" style:font-size-asian="14pt" style:font-size-complex="14pt"/>
    </style:style>
    <style:style style:name="P19" style:family="paragraph" style:parent-style-name="Text_20_body" style:list-style-name="L14">
      <style:paragraph-properties fo:text-align="justify" style:justify-single-word="false"/>
      <style:text-properties fo:font-size="14pt" style:font-size-asian="14pt" style:font-size-complex="14pt"/>
    </style:style>
    <style:style style:name="P20" style:family="paragraph" style:parent-style-name="Text_20_body" style:list-style-name="L14">
      <style:paragraph-properties fo:text-align="justify" style:justify-single-word="false"/>
      <style:text-properties fo:font-size="14pt" style:font-size-asian="14pt" style:font-size-complex="14pt"/>
    </style:style>
    <style:style style:name="P21" style:family="paragraph" style:parent-style-name="Text_20_body" style:list-style-name="L14">
      <style:paragraph-properties fo:text-align="justify" style:justify-single-word="false"/>
      <style:text-properties fo:font-size="14pt" style:font-size-asian="14pt" style:font-size-complex="14pt"/>
    </style:style>
    <style:style style:name="P22" style:family="paragraph" style:parent-style-name="Text_20_body" style:list-style-name="L14">
      <style:paragraph-properties fo:text-align="justify" style:justify-single-word="false"/>
      <style:text-properties fo:font-size="14pt" style:font-size-asian="14pt" style:font-size-complex="14pt"/>
    </style:style>
    <style:style style:name="P23" style:family="paragraph" style:parent-style-name="Text_20_body" style:list-style-name="L13">
      <style:text-properties fo:font-size="14pt" style:font-size-asian="14pt" style:font-size-complex="14pt"/>
    </style:style>
    <style:style style:name="P24" style:family="paragraph" style:parent-style-name="Text_20_body" style:list-style-name="L13">
      <style:text-properties fo:font-size="14pt" style:font-size-asian="14pt" style:font-size-complex="14pt"/>
    </style:style>
    <style:style style:name="P25" style:family="paragraph" style:parent-style-name="Text_20_body" style:list-style-name="L13">
      <style:text-properties fo:font-size="14pt" style:font-size-asian="14pt" style:font-size-complex="14pt"/>
    </style:style>
    <style:style style:name="P26" style:family="paragraph" style:parent-style-name="Text_20_body" style:list-style-name="L14">
      <style:text-properties fo:font-size="14pt" style:font-size-asian="14pt" style:font-size-complex="14pt"/>
    </style:style>
    <style:style style:name="P27" style:family="paragraph" style:parent-style-name="Text_20_body" style:list-style-name="L14">
      <style:text-properties fo:font-size="14pt" style:font-size-asian="14pt" style:font-size-complex="14pt"/>
    </style:style>
    <style:style style:name="P28" style:family="paragraph" style:parent-style-name="Text_20_body" style:list-style-name="L14">
      <style:text-properties fo:font-size="14pt" style:font-size-asian="14pt" style:font-size-complex="14pt"/>
    </style:style>
    <style:style style:name="P29" style:family="paragraph" style:parent-style-name="Text_20_body" style:list-style-name="L14">
      <style:text-properties fo:font-size="14pt" style:font-size-asian="14pt" style:font-size-complex="14pt"/>
    </style:style>
    <style:style style:name="P30" style:family="paragraph" style:parent-style-name="Text_20_body" style:list-style-name="L15">
      <style:paragraph-properties fo:margin-left="2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31" style:family="paragraph" style:parent-style-name="Text_20_body" style:list-style-name="L15">
      <style:paragraph-properties fo:margin-left="2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32" style:family="paragraph" style:parent-style-name="Text_20_body" style:list-style-name="L15">
      <style:paragraph-properties fo:margin-left="2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33" style:family="paragraph" style:parent-style-name="Text_20_body" style:list-style-name="L15">
      <style:paragraph-properties fo:margin-left="2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34" style:family="paragraph" style:parent-style-name="Text_20_body" style:list-style-name="L15">
      <style:paragraph-properties fo:margin-left="2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35" style:family="paragraph" style:parent-style-name="Text_20_body" style:list-style-name="L15">
      <style:paragraph-properties fo:margin-left="2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36" style:family="paragraph" style:parent-style-name="Text_20_body" style:list-style-name="L15">
      <style:paragraph-properties fo:margin-left="2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37" style:family="paragraph" style:parent-style-name="Text_20_body" style:list-style-name="L18">
      <style:paragraph-properties fo:margin-left="2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38" style:family="paragraph" style:parent-style-name="Text_20_body" style:list-style-name="L18">
      <style:paragraph-properties fo:margin-left="2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39" style:family="paragraph" style:parent-style-name="Text_20_body" style:list-style-name="L18">
      <style:paragraph-properties fo:margin-left="2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40" style:family="paragraph" style:parent-style-name="Text_20_body" style:list-style-name="L20">
      <style:paragraph-properties fo:margin-left="2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41" style:family="paragraph" style:parent-style-name="Text_20_body" style:list-style-name="L20">
      <style:paragraph-properties fo:margin-left="2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42" style:family="paragraph" style:parent-style-name="Text_20_body" style:list-style-name="L20">
      <style:paragraph-properties fo:margin-left="2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43" style:family="paragraph" style:parent-style-name="Text_20_body" style:list-style-name="L20">
      <style:paragraph-properties fo:margin-left="2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44" style:family="paragraph" style:parent-style-name="Text_20_body" style:list-style-name="L19">
      <style:paragraph-properties fo:margin-left="2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45" style:family="paragraph" style:parent-style-name="Text_20_body" style:list-style-name="L19">
      <style:paragraph-properties fo:margin-left="2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46" style:family="paragraph" style:parent-style-name="Text_20_body" style:list-style-name="L19">
      <style:paragraph-properties fo:margin-left="2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47" style:family="paragraph" style:parent-style-name="Text_20_body" style:list-style-name="L19">
      <style:paragraph-properties fo:margin-left="2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48" style:family="paragraph" style:parent-style-name="Text_20_body" style:list-style-name="L19">
      <style:paragraph-properties fo:margin-left="2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49" style:family="paragraph" style:parent-style-name="Text_20_body" style:list-style-name="L19">
      <style:paragraph-properties fo:margin-left="2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50" style:family="paragraph" style:parent-style-name="Text_20_body" style:list-style-name="L19">
      <style:paragraph-properties fo:margin-left="2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51" style:family="paragraph" style:parent-style-name="Text_20_body" style:list-style-name="L19">
      <style:paragraph-properties fo:margin-left="2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52" style:family="paragraph" style:parent-style-name="Text_20_body" style:list-style-name="L15">
      <style:paragraph-properties fo:margin-left="2cm" fo:margin-right="0cm" fo:text-indent="0cm" style:auto-text-indent="false"/>
      <style:text-properties fo:font-size="14pt" style:font-size-asian="14pt" style:font-size-complex="14pt"/>
    </style:style>
    <style:style style:name="P53" style:family="paragraph" style:parent-style-name="Text_20_body" style:list-style-name="L16">
      <style:paragraph-properties fo:margin-left="2cm" fo:margin-right="0cm" fo:text-indent="0cm" style:auto-text-indent="false"/>
      <style:text-properties fo:font-size="14pt" style:font-size-asian="14pt" style:font-size-complex="14pt"/>
    </style:style>
    <style:style style:name="P54" style:family="paragraph" style:parent-style-name="Text_20_body" style:list-style-name="L16">
      <style:paragraph-properties fo:margin-left="2cm" fo:margin-right="0cm" fo:text-indent="0cm" style:auto-text-indent="false"/>
      <style:text-properties fo:font-size="14pt" style:font-size-asian="14pt" style:font-size-complex="14pt"/>
    </style:style>
    <style:style style:name="P55" style:family="paragraph" style:parent-style-name="Text_20_body" style:list-style-name="L16">
      <style:paragraph-properties fo:margin-left="2cm" fo:margin-right="0cm" fo:text-indent="0cm" style:auto-text-indent="false"/>
      <style:text-properties fo:font-size="14pt" style:font-size-asian="14pt" style:font-size-complex="14pt"/>
    </style:style>
    <style:style style:name="P56" style:family="paragraph" style:parent-style-name="Text_20_body" style:list-style-name="L16">
      <style:paragraph-properties fo:margin-left="2cm" fo:margin-right="0cm" fo:text-indent="0cm" style:auto-text-indent="false"/>
      <style:text-properties fo:font-size="14pt" style:font-size-asian="14pt" style:font-size-complex="14pt"/>
    </style:style>
    <style:style style:name="P57" style:family="paragraph" style:parent-style-name="Text_20_body" style:list-style-name="L16">
      <style:paragraph-properties fo:margin-left="2cm" fo:margin-right="0cm" fo:text-indent="0cm" style:auto-text-indent="false"/>
      <style:text-properties fo:font-size="14pt" style:font-size-asian="14pt" style:font-size-complex="14pt"/>
    </style:style>
    <style:style style:name="P58" style:family="paragraph" style:parent-style-name="Text_20_body" style:list-style-name="L21">
      <style:paragraph-properties fo:margin-left="2cm" fo:margin-right="0cm" fo:text-align="justify" style:justify-single-word="false" fo:text-indent="0cm" style:auto-text-indent="false"/>
      <style:text-properties fo:color="#ff0000" fo:font-size="14pt" style:font-size-asian="14pt" style:font-size-complex="14pt"/>
    </style:style>
    <style:style style:name="P59" style:family="paragraph" style:parent-style-name="Text_20_body" style:list-style-name="L21">
      <style:paragraph-properties fo:margin-left="2cm" fo:margin-right="0cm" fo:text-align="justify" style:justify-single-word="false" fo:text-indent="0cm" style:auto-text-indent="false"/>
      <style:text-properties fo:color="#ff0000" fo:font-size="14pt" style:font-size-asian="14pt" style:font-size-complex="14pt"/>
    </style:style>
    <style:style style:name="P60" style:family="paragraph" style:parent-style-name="Text_20_body" style:list-style-name="L21">
      <style:paragraph-properties fo:margin-left="2cm" fo:margin-right="0cm" fo:text-align="justify" style:justify-single-word="false" fo:text-indent="0cm" style:auto-text-indent="false"/>
      <style:text-properties fo:color="#ff0000" fo:font-size="14pt" style:font-size-asian="14pt" style:font-size-complex="14pt"/>
    </style:style>
    <style:style style:name="P61" style:family="paragraph" style:parent-style-name="Text_20_body" style:list-style-name="L21">
      <style:paragraph-properties fo:margin-left="2cm" fo:margin-right="0cm" fo:text-align="justify" style:justify-single-word="false" fo:text-indent="0cm" style:auto-text-indent="false"/>
      <style:text-properties fo:color="#ff0000" fo:font-size="14pt" style:font-size-asian="14pt" style:font-size-complex="14pt"/>
    </style:style>
    <style:style style:name="P62" style:family="paragraph" style:parent-style-name="Text_20_body" style:list-style-name="L21">
      <style:paragraph-properties fo:margin-left="2cm" fo:margin-right="0cm" fo:text-align="justify" style:justify-single-word="false" fo:text-indent="0cm" style:auto-text-indent="false"/>
      <style:text-properties fo:color="#ff0000" fo:font-size="14pt" style:font-size-asian="14pt" style:font-size-complex="14pt"/>
    </style:style>
    <style:style style:name="P63" style:family="paragraph" style:parent-style-name="Text_20_body" style:list-style-name="L21">
      <style:paragraph-properties fo:margin-left="2cm" fo:margin-right="0cm" fo:text-align="justify" style:justify-single-word="false" fo:text-indent="0cm" style:auto-text-indent="false"/>
      <style:text-properties fo:color="#ff0000" fo:font-size="14pt" style:font-size-asian="14pt" style:font-size-complex="14pt"/>
    </style:style>
    <style:style style:name="P64" style:family="paragraph" style:parent-style-name="Text_20_body" style:list-style-name="L19">
      <style:paragraph-properties fo:margin-left="2cm" fo:margin-right="0cm" fo:text-align="justify" style:justify-single-word="false" fo:text-indent="0cm" style:auto-text-indent="false"/>
      <style:text-properties fo:color="#ff0000" fo:font-size="14pt" style:font-size-asian="14pt" style:font-size-complex="14pt"/>
    </style:style>
    <style:style style:name="P65" style:family="paragraph" style:parent-style-name="Text_20_body">
      <style:paragraph-properties fo:margin-left="0cm" fo:margin-right="0cm" fo:text-indent="0cm" style:auto-text-indent="false"/>
      <style:text-properties fo:font-size="14pt" style:font-size-asian="14pt" style:font-size-complex="14pt"/>
    </style:style>
    <style:style style:name="P66" style:family="paragraph" style:parent-style-name="Text_20_body" style:list-style-name="L14">
      <style:paragraph-properties fo:margin-left="0cm" fo:margin-right="0cm" fo:text-indent="0cm" style:auto-text-indent="false"/>
      <style:text-properties fo:font-size="14pt" style:font-size-asian="14pt" style:font-size-complex="14pt"/>
    </style:style>
    <style:style style:name="T1" style:family="text">
      <style:text-properties fo:font-size="16pt"/>
    </style:style>
    <style:style style:name="T2" style:family="text">
      <style:text-properties style:font-size-asian="16pt"/>
    </style:style>
    <style:style style:name="T3" style:family="text">
      <style:text-properties style:font-size-complex="16pt"/>
    </style:style>
    <style:style style:name="T4" style:family="text">
      <style:text-properties fo:background-color="transparent"/>
    </style:style>
    <style:style style:name="T5" style:family="text">
      <style:text-properties fo:color="#ff0000"/>
    </style:style>
    <style:style style:name="T6" style:family="text">
      <style:text-properties fo:color="#ff0000" fo:background-color="transparent"/>
    </style:style>
    <text:list-style style:name="L1">
      <text:list-level-style-number text:level="1" text:style-name="Numbering_20_Symbols" style:num-prefix=" " style:num-suffix=" " style:num-format="1">
        <style:list-level-properties text:min-label-distance="0.381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81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81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81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81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81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81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81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81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81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7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инистерство Образования Российской Федерации</text:p>
      <text:p text:style-name="P1">Санкт-Петербургский Государственный Электротехнический Университет «ЛЭТИ»</text:p>
      <text:p text:style-name="P3">Кафедра МО ЭВ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Методика разработки Bluetooth-приложений</text:p>
      <text:p text:style-name="P1"/>
      <text:p text:style-name="P1"/>
      <text:p text:style-name="P1"/>
      <text:p text:style-name="P1"/>
      <text:p text:style-name="P2">Преподаватель:<text:tab/><text:tab/><text:tab/>Яновский В.В.</text:p>
      <text:p text:style-name="P2">Выполнил:<text:tab/><text:tab/>студент гр. 3351</text:p>
      <text:p text:style-name="P2">Ерёменок А.В.</text:p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1"/>
      <text:p text:style-name="P1">Санкт-Петербург</text:p>
      <text:p text:style-name="P5">2008</text:p>
      <text:h text:style-name="Heading_20_1" text:outline-level="1"><text:soft-page-break/>Предметная область</text:h>
      <text:p text:style-name="P65">Технологии беспроводной передачи данных предс<text:span text:style-name="T4">тавляют собой </text:span><text:span text:style-name="T6">todo см.доклад</text:span></text:p>
      <text:h text:style-name="Heading_20_1" text:outline-level="1">Почему Bluetooth</text:h>
      <text:list text:style-name="L12">
        <text:list-item>
          <text:p text:style-name="P11">Преимущества Bluetooth, описанные в <text:span text:style-name="T5">презентации</text:span>, делают эту технологию незаменимой для обмена личными данными (личные данные – это такие данные, которые представляют интерес для конкретной личности вне рамок какой-либо организации. Это могут быть, например, тексты, видео и фотографии) между <text:span text:style-name="T5">персональными</text:span> устройствами (персональные устройства – это такие устройства, которые предназначаются для использования одним человеком, как правило в личных целях. Например мобильный телефон и гарнитура – персональные устройства, а Wi-Fi-маршрутизатор – нет. ).</text:p>
        </text:list-item>
        <text:list-item>
          <text:p text:style-name="P11">Поэтому потребности развития мобильных устройств, а среди них и персональных мобильных устройств, на сегодня и в обозримый период времени предполагают использование среди прочих технологий – Bluetooth.</text:p>
        </text:list-item>
        <text:list-item>
          <text:p text:style-name="P11">В обозримый период с развитием персональных мобильных устройств – будет развиваться и Bluetooth. Это приведет, например, к реализации <text:span text:style-name="T5">спецификации Bluetooth 3.0</text:span>.</text:p>
        </text:list-item>
      </text:list>
      <text:h text:style-name="Heading_20_1" text:outline-level="1">Задачи, решаемые Bluetooth</text:h>
      <text:list text:style-name="L13">
        <text:list-header>
          <text:p text:style-name="P23">Bluetooth позволяет решать, например, следующие задачи:</text:p>
        </text:list-header>
        <text:list-item>
          <text:p text:style-name="P23">Передача файлов</text:p>
        </text:list-item>
        <text:list-item>
          <text:p text:style-name="P23">Передача звука в реальном времени</text:p>
        </text:list-item>
        <text:list-item>
          <text:p text:style-name="P8">...</text:p>
          <text:p text:style-name="P14">Все они так или иначе сводятся к обмену потоками данных. Не удивительно, что скорость передачи этих потоков является узким местом любой задачи. Это порождает новую, прикладную задачу – тестирование передачи и измерение этой скорости при различных условиях работы.</text:p>
        </text:list-item>
      </text:list>
      <text:h text:style-name="Heading_20_1" text:outline-level="1">Разработка Bluetooth-приложения</text:h>
      <text:h text:style-name="Heading_20_2" text:outline-level="2">Методика разработки</text:h>
      <text:list text:style-name="L14">
        <text:list-header>
          <text:p text:style-name="P15">На примере решения задачи измерения скорости передачи данных мы и проиллюстрируем методику разработки Bluetooth-приложений. Что она предполагает в общих чертах? Она предполагает:</text:p>
        </text:list-header>
        <text:list-item>
          <text:p text:style-name="P15">Формулировку целей разработки. </text:p>
          <text:p text:style-name="P15">Как и любая другая разработка, разработка Bluetooth-приложений немыслима без постановки конкретных целей, достигнув которые можно судить о завершенности этой разработки.</text:p>
        </text:list-item>
        <text:list-item>
          <text:p text:style-name="P15">Выбор класса устройств-исполнителей разрабатываемой программы. </text:p>
          <text:p text:style-name="P15">Особенность Bluetooth-приложения состоит, прежде всего, в том, что оно должно исполняться не только на ПК, а на переносных или мобильных <text:soft-page-break/>устройствах.</text:p>
        </text:list-item>
        <text:list-item>
          <text:p text:style-name="P15">Выбор платформы.</text:p>
          <text:p text:style-name="P15">Работа приложений на вычислительных устройствах, как известно, может опираться на одину из двух платформ (набора инструкций и среды исполнения):</text:p>
        </text:list-item>
      </text:list>
      <text:list text:style-name="L15">
        <text:list-item>
          <text:p text:style-name="P30">низкоуровневую</text:p>
          <text:p text:style-name="P30">Такая платформа подразумевает, что приложение описывается машинными инструкциями данного устройства, а выполняет их непосредственно <text:span text:style-name="T5">ЦП</text:span>. Отсюда преимущества и недостатки использования низкоуровневой платформы.</text:p>
          <text:p text:style-name="P30">Преимущества заключаются в том, что с учетом специфики реализации устройства, можно оптимизировать работу программ, передающих большие объемы данных.</text:p>
          <text:p text:style-name="P30">Недостатки состоят в том, что программа привязывается к набору инструкций конкретного устройству и не может быть эффективно перенесена на другое, где этот набор сильно различается.</text:p>
        </text:list-item>
        <text:list-item>
          <text:p text:style-name="P52">высокоуровневую</text:p>
          <text:p text:style-name="P30">Такая платформа подразумевает, что приложение описывается инструкциями языка высокого уровня, а исполняются эти инструкции виртуальной машиной, в свою очередь непосредственно взаимодействующей с ЦП устройства. Этот подход также имеет свои преимущества и недостатки.</text:p>
          <text:p text:style-name="P30">Преимущества заключаются в том, что приложения на языках высокого уровня легко понимаемы, просты в разработке и переносимы на любые устройства, где работает соответсвующая виртуальная машина.</text:p>
          <text:p text:style-name="P30">Недостатки состоят в том, что использование виртуальной машины не предоставляет возможности максимальной оптимизации работы приложения.</text:p>
        </text:list-item>
      </text:list>
      <text:list text:style-name="L14" text:continue-numbering="true">
        <text:list-item>
          <text:p text:style-name="P26">Проектирование.</text:p>
          <text:p text:style-name="P66">Как и в остальных случаях, оно предполагает:</text:p>
        </text:list-item>
      </text:list>
      <text:list text:style-name="L16">
        <text:list-item>
          <text:p text:style-name="P53">учет особенностей задачи</text:p>
        </text:list-item>
        <text:list-item>
          <text:p text:style-name="P53">принятие проектных решений</text:p>
        </text:list-item>
        <text:list-item>
          <text:p text:style-name="P53">определение струкуры приложения</text:p>
        </text:list-item>
        <text:list-item>
          <text:p text:style-name="P53">выделение подзадач и последовательности их решения</text:p>
        </text:list-item>
        <text:list-item>
          <text:p text:style-name="P53">решение этих подзадач</text:p>
        </text:list-item>
      </text:list>
      <text:list text:style-name="L14" text:continue-numbering="true">
        <text:list-item>
          <text:p text:style-name="P26">Программирование.</text:p>
          <text:p text:style-name="P15">Для написания, компиляции и запуска программ, как правило используется ПК и соответсвующая среда на нем. Исполнение програмы на устройствах, отличных от ПК, неминуемо требует эмулятора соответсвующего устройства в составе среды разработки.</text:p>
        </text:list-item>
        <text:list-item>
          <text:p text:style-name="P26">Тестирование и отладка.</text:p>
          <text:p text:style-name="P26"><text:soft-page-break/><text:span text:style-name="T5">Приложение нуждается в тестировании не только на ПК, но и на реальных устройствах.</text:span></text:p>
        </text:list-item>
      </text:list>
      <text:h text:style-name="Heading_20_2" text:outline-level="2">Разработка Bluetooth-benchmark</text:h>
      <text:list text:style-name="L14">
        <text:list-item text:start-value="1">
          <text:p text:style-name="P15">Формулировка целей разработки. </text:p>
          <text:p text:style-name="P15">Необходимо разработать программу, которая позволяет</text:p>
        </text:list-item>
      </text:list>
      <text:list text:style-name="L18">
        <text:list-item>
          <text:p text:style-name="P37">устанавливать связь между двумя мобильными устройствами</text:p>
        </text:list-item>
        <text:list-item>
          <text:p text:style-name="P37">передавать различные объемы данных между ними</text:p>
        </text:list-item>
        <text:list-item>
          <text:p text:style-name="P37">измерять скорость проведенной передачи</text:p>
        </text:list-item>
        <text:list-item>
          <text:p text:style-name="P37">отображать результаты работы на экран устройства</text:p>
        </text:list-item>
      </text:list>
      <text:list text:style-name="L14" text:continue-numbering="true">
        <text:list-item>
          <text:p text:style-name="P15">Выбор класса устройств-исполнителей разрабатываемой программы. </text:p>
          <text:p text:style-name="P15">Программа будет исполняться на мобильных телефонах.</text:p>
        </text:list-item>
        <text:list-item>
          <text:p text:style-name="P15">Выбор платформы.</text:p>
          <text:p text:style-name="P9">JABWT</text:p>
        </text:list-item>
        <text:list-item>
          <text:p text:style-name="P15">Проектирование.</text:p>
        </text:list-item>
      </text:list>
      <text:list text:style-name="L19">
        <text:list-item>
          <text:p text:style-name="P44">с учетом того, что для измерения скорости передачи данных достаточно передать данные только в одну сторону, программа будет иметь асимметричную структуру</text:p>
        </text:list-item>
        <text:list-item>
          <text:p text:style-name="P44">эта структура может быть реализована как клиент и сервер.</text:p>
        </text:list-item>
        <text:list-item>
          <text:p text:style-name="P44">устройство может работать либо как клиент, либо как сервер.</text:p>
        </text:list-item>
        <text:list-item>
          <text:p text:style-name="P44">работа каждого устройства предполагает вызовы к Bluetooth-модулю и модулю визуализации.</text:p>
        </text:list-item>
        <text:list-item>
          <text:p text:style-name="P64">рисунок</text:p>
        </text:list-item>
        <text:list-item>
          <text:p text:style-name="P44">ядро клиента должно выполнять следующие функции</text:p>
          <text:list>
            <text:list-item>
              <text:p text:style-name="P44">...</text:p>
            </text:list-item>
          </text:list>
        </text:list-item>
        <text:list-item>
          <text:p text:style-name="P44">ядро сервера должно выполнять следующие функции</text:p>
          <text:list>
            <text:list-item>
              <text:p text:style-name="P44">...</text:p>
            </text:list-item>
          </text:list>
        </text:list-item>
      </text:list>
      <text:list text:style-name="L14" text:continue-numbering="true">
        <text:list-item>
          <text:p text:style-name="P15">Программирование.</text:p>
        </text:list-item>
      </text:list>
      <text:list text:style-name="L20">
        <text:list-item>
          <text:p text:style-name="P40">эмулятор среды выполнения</text:p>
        </text:list-item>
        <text:list-item>
          <text:p text:style-name="P40">среда разработки</text:p>
        </text:list-item>
        <text:list-item>
          <text:p text:style-name="P40">код клиента</text:p>
        </text:list-item>
        <text:list-item>
          <text:p text:style-name="P40">код сервера</text:p>
        </text:list-item>
      </text:list>
      <text:list text:style-name="L14" text:continue-numbering="true">
        <text:list-item>
          <text:p text:style-name="P9">Тестирование и отладка.</text:p>
        </text:list-item>
      </text:list>
      <text:list text:style-name="L21">
        <text:list-item>
          <text:p text:style-name="P58">запуск сервера</text:p>
        </text:list-item>
        <text:list-item>
          <text:p text:style-name="P58">запуск клиента</text:p>
        </text:list-item>
        <text:list-item>
          <text:p text:style-name="P58">передача данных №1</text:p>
        </text:list-item>
        <text:list-item>
          <text:p text:style-name="P58">результаты передачи</text:p>
        </text:list-item>
        <text:list-item>
          <text:p text:style-name="P58"><text:soft-page-break/>передача данных №2</text:p>
        </text:list-item>
        <text:list-item>
          <text:p text:style-name="P58">результаты передачи</text:p>
        </text:list-item>
      </text:list>
      <text:h text:style-name="Heading_20_1" text:outline-level="1">Выводы</text:h>
      <text:h text:style-name="Heading_20_1" text:outline-level="1">Используемая литература</text:h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ndale Mono" svg:font-family="'Andale Mono'"/>
    <style:font-face style:name="StarSymbol" svg:font-family="StarSymbol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text:style-name="Numbering_20_Symbols" style:num-prefix=" " style:num-suffix="." style:num-format="1">
        <style:list-level-properties text:min-label-distance="0.381cm"/>
      </text:outline-level-style>
      <text:outline-level-style text:level="2" text:style-name="Numbering_20_Symbols" style:num-prefix=" " style:num-suffix="." style:num-format="1" text:display-levels="2">
        <style:list-level-properties text:min-label-distance="0.381cm"/>
      </text:outline-level-style>
      <text:outline-level-style text:level="3" text:style-name="Numbering_20_Symbols" style:num-prefix=" " style:num-suffix=")" style:num-format="a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cm" fo:margin-bottom="1cm" fo:margin-left="1.499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8-05-21T12:07:18</meta:creation-date>
    <dc:creator>eav eav</dc:creator>
    <dc:date>2008-05-28T18:20:29</dc:date>
    <dc:language>en-US</dc:language>
    <meta:editing-cycles>197</meta:editing-cycles>
    <meta:editing-duration>PT10H11M12S</meta:editing-duration>
    <meta:user-defined meta:name="Поле 1"/>
    <meta:user-defined meta:name="Поле 2"/>
    <meta:user-defined meta:name="Поле 3"/>
    <meta:user-defined meta:name="Поле 4"/>
    <meta:document-statistic meta:table-count="0" meta:image-count="0" meta:object-count="0" meta:page-count="5" meta:paragraph-count="84" meta:word-count="663" meta:character-count="5351"/>
  </office:meta>
</office:document-meta>
</file>